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c2f7f" officeooo:paragraph-rsid="000c2f7f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0c2f7f" officeooo:paragraph-rsid="000c2f7f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c2f7f" officeooo:paragraph-rsid="000c2f7f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c2f7f" officeooo:paragraph-rsid="000d9e23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c2f7f" officeooo:paragraph-rsid="000e7242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eedc3" officeooo:paragraph-rsid="000eedc3" style:font-size-asian="13.1000003814697pt" style:font-weight-asian="normal" style:font-size-complex="15pt" style:font-weight-complex="normal"/>
    </style:style>
    <style:style style:name="T1" style:family="text">
      <style:text-properties officeooo:rsid="000d9e23"/>
    </style:style>
    <style:style style:name="T2" style:family="text">
      <style:text-properties officeooo:rsid="000e7242"/>
    </style:style>
    <style:style style:name="T3" style:family="text">
      <style:text-properties officeooo:rsid="0011b0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écification<text:span text:style-name="T2">s</text:span> fonctionnelles</text:p>
      <text:p text:style-name="P2"/>
      <text:p text:style-name="P3"/>
      <text:p text:style-name="P3">- Touches :</text:p>
      <text:p text:style-name="P3"/>
      <text:p text:style-name="P3">-4 Touches de direction (<text:span text:style-name="T1">Default : Z Q S D</text:span>)</text:p>
      <text:p text:style-name="P3">-1 Touche <text:span text:style-name="T1">utiliser Item</text:span> 1 (<text:span text:style-name="T1">Default : O</text:span>)</text:p>
      <text:p text:style-name="P4">-<text:span text:style-name="T1">1 Touche utiliser Item 2 (Default : P)</text:span></text:p>
      <text:p text:style-name="P5">-<text:span text:style-name="T2">1 Touche d’intéraction (Default : I)</text:span></text:p>
      <text:p text:style-name="P5">-<text:span text:style-name="T2">1 Touche d’inventaire (Default : E)</text:span></text:p>
      <text:p text:style-name="P3">-<text:span text:style-name="T1">1 Touche pour entrer dans les option / quitter le menu (ECHAP, non-modifiable)</text:span></text:p>
      <text:p text:style-name="P3">-<text:span text:style-name="T2">1 Touche de confirmation (ENTRER, non-modifiable)</text:span></text:p>
      <text:p text:style-name="P3"/>
      <text:p text:style-name="P3"><text:span text:style-name="T2">L</text:span>es touches sont configurables et leurs config est sauvegardée.</text:p>
      <text:p text:style-name="P3"/>
      <text:p text:style-name="P6">Items : </text:p>
      <text:p text:style-name="P6"/>
      <text:p text:style-name="P6"><text:tab/><text:span text:style-name="T3">-Epées (cumulable): Agile mais moins puissante.</text:span></text:p>
      <text:p text:style-name="P6"/>
      <text:p text:style-name="P6"><text:tab/>-Arc <text:span text:style-name="T3">(non-cumulable) : Arme à distance degats moyens mais aucune attaque corps à corps + temps de réencochement de la flèche (ralentit vos déplacement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0:03:21.192305945</meta:creation-date>
    <dc:date>2018-06-12T10:44:41.084642940</dc:date>
    <meta:editing-duration>PT31M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03" meta:character-count="635" meta:non-whitespace-character-count="542"/>
  </office:meta>
</office:document-meta>
</file>